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1" svg:font-family="'Fira Sans'" style:font-adornments="Italic" style:font-family-generic="swiss" style:font-pitch="variable"/>
    <style:font-face style:name="Fira Sans" svg:font-family="'Fira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9900ff" draw:marker-start-width="0.509cm" draw:marker-end="Arrow" draw:marker-end-width="0.356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fo:min-height="0.639cm"/>
    </style:style>
    <style:style style:name="gr3" style:family="graphic" style:parent-style-name="objectwithoutfill">
      <style:graphic-properties svg:stroke-width="0.051cm" svg:stroke-color="#ff9900" draw:marker-start-width="0.355cm" draw:marker-end="Arrow" draw:marker-end-width="0.33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50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9900ff" style:font-name="Fira Sans" fo:font-size="18pt" style:font-size-asian="18pt" style:font-size-complex="18pt"/>
    </style:style>
    <style:style style:name="P3" style:family="paragraph">
      <loext:graphic-properties draw:fill="none" draw:fill-color="#ffffff"/>
      <style:text-properties fo:color="#9900ff" style:font-name="Fira Sans" fo:font-size="18pt" style:font-size-asian="18pt" style:font-size-complex="18pt"/>
    </style:style>
    <style:style style:name="P4" style:family="paragraph">
      <style:text-properties fo:color="#ff9900" style:font-name="Fira Sans1" fo:font-size="18pt" fo:font-style="italic" style:font-size-asian="18pt" style:font-style-asian="italic" style:font-size-complex="18pt" style:font-style-complex="italic"/>
    </style:style>
    <style:style style:name="P5" style:family="paragraph">
      <loext:graphic-properties draw:fill="none" draw:fill-color="#ffffff"/>
      <style:text-properties fo:color="#ff9900" style:font-name="Fira Sans1" fo:font-size="18pt" fo:font-style="italic" style:font-size-asian="18pt" style:font-style-asian="italic" style:font-size-complex="18pt" style:font-style-complex="italic"/>
    </style:style>
    <style:style style:name="T1" style:family="text">
      <style:text-properties fo:color="#9900ff" style:font-name="Fira Sans" fo:font-size="18pt" style:font-size-asian="18pt" style:font-size-complex="18pt"/>
    </style:style>
    <style:style style:name="T2" style:family="text">
      <style:text-properties fo:color="#ff9900" style:font-name="Fira Sans1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line draw:style-name="gr1" draw:text-style-name="P1" draw:layer="layout" svg:x1="1.464cm" svg:y1="8.104cm" svg:x2="1.464cm" svg:y2="2.389cm">
                <text:p/>
              </draw:line>
              <draw:line draw:style-name="gr1" draw:text-style-name="P1" draw:layer="layout" svg:x1="1.493cm" svg:y1="8.134cm" svg:x2="7.208cm" svg:y2="8.134cm">
                <text:p/>
              </draw:line>
            </draw:g>
            <draw:frame draw:style-name="gr2" draw:text-style-name="P3" draw:layer="layout" svg:width="1.143cm" svg:height="0.889cm" svg:x="0.751cm" svg:y="1.335cm">
              <draw:text-box>
                <text:p text:style-name="P2"><text:span text:style-name="T1">+y</text:span></text:p>
              </draw:text-box>
            </draw:frame>
            <draw:frame draw:style-name="gr2" draw:text-style-name="P3" draw:layer="layout" svg:width="1.143cm" svg:height="0.889cm" svg:x="7.109cm" svg:y="7.693cm">
              <draw:text-box>
                <text:p text:style-name="P2"><text:span text:style-name="T1">+x</text:span></text:p>
              </draw:text-box>
            </draw:frame>
          </draw:g>
          <draw:line draw:style-name="gr3" draw:text-style-name="P1" draw:layer="layout" svg:x1="1.44cm" svg:y1="8.214cm" svg:x2="7.731cm" svg:y2="3.54cm">
            <text:p/>
          </draw:line>
          <draw:frame draw:style-name="gr4" draw:text-style-name="P5" draw:layer="layout" svg:width="4.337cm" svg:height="0.882cm" svg:x="2.113cm" svg:y="3.304cm">
            <draw:text-box>
              <text:p text:style-name="P4"><text:span text:style-name="T2">u+v = (2.5,2.0)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1" svg:font-family="'Fira Sans'" style:font-adornments="Italic" style:font-family-generic="swiss" style:font-pitch="variable"/>
    <style:font-face style:name="Fira Sans" svg:font-family="'Fira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11:36:07.341777000</meta:creation-date>
    <dc:date>2017-06-15T12:24:10.518751000</dc:date>
    <meta:editing-duration>PT6M6S</meta:editing-duration>
    <meta:editing-cycles>2</meta:editing-cycles>
    <meta:generator>LibreOffice/5.3.2.2$MacOSX_X86_64 LibreOffice_project/6cd4f1ef626f15116896b1d8e1398b56da0d0ee1</meta:generator>
    <meta:document-statistic meta:object-count="9"/>
  </office:meta>
</office:document-meta>
</file>